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roid Sans" svg:font-family="'Droid Sans'" style:font-family-generic="system" style:font-pitch="variable"/>
    <style:font-face style:name="Embossing Tape 3 BRK" svg:font-family="'Embossing Tape 3 BR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OpenSymbol" svg:font-family="OpenSymbol"/>
    <style:font-face style:name="OpenSymbol1" svg:font-family="OpenSymbol" style:font-charset="x-symbol"/>
  </office:font-face-decls>
  <office:automatic-styles>
    <style:style style:name="P1" style:family="paragraph" style:parent-style-name="Text_20_body">
      <style:text-properties officeooo:rsid="000774c0" officeooo:paragraph-rsid="000774c0"/>
    </style:style>
    <style:style style:name="P2" style:family="paragraph" style:parent-style-name="Heading_20_1" style:master-page-name="">
      <style:paragraph-properties style:page-number="auto" fo:break-before="auto" fo:break-after="auto"/>
    </style:style>
    <style:style style:name="P3" style:family="paragraph" style:parent-style-name="Text_20_body" style:list-style-name="L1">
      <style:text-properties officeooo:rsid="000774c0" officeooo:paragraph-rsid="000774c0"/>
    </style:style>
    <style:style style:name="P4" style:family="paragraph" style:parent-style-name="Text_20_body" style:list-style-name="L2">
      <style:text-properties officeooo:rsid="00085743" officeooo:paragraph-rsid="00085743"/>
    </style:style>
    <style:style style:name="P5" style:family="paragraph" style:parent-style-name="Text_20_body" style:list-style-name="L2">
      <style:text-properties officeooo:rsid="0009d323" officeooo:paragraph-rsid="0009d323"/>
    </style:style>
    <style:style style:name="P6" style:family="paragraph" style:parent-style-name="Text_20_body" style:list-style-name="L2">
      <style:text-properties officeooo:rsid="000b2f9b" officeooo:paragraph-rsid="000b2f9b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c0c0c0" loext:opacity="100%" style:text-outline="false" style:text-line-through-style="none" style:text-line-through-typ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b2f9b"/>
    </style:style>
    <style:style style:name="T2" style:family="text">
      <style:text-properties fo:color="#c0c0c0" loext:opacity="100%" style:text-outline="false" style:text-line-through-style="none" style:text-line-through-typ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Objetivos del proyecto </text:h>
      <text:p text:style-name="UBUcuerpoTrabajo">{Este apartado explica de forma precisa y concisa cuales son los objetivos que se persiguen con la realización del proyecto. Se puede distinguir entre los objetivos marcados por los requisitos del software a construir y los objetivos de carácter técnico que plantea a la hora de llevar a la práctica el proyecto.}</text:p>
      <text:p text:style-name="UBUcuerpoTrabajo"/>
      <text:h text:style-name="Heading_20_2" text:outline-level="2">Objetivos generales</text:h>
      <text:list xml:id="list2195636436" text:style-name="L1">
        <text:list-item>
          <text:p text:style-name="P3">Desarrollar una aplicación web que permita gestionar y monitorizar los fichajes de los empleados de distintas empresas así como la gestión de los tickets de dietas y gastos de desplazamiento.</text:p>
        </text:list-item>
        <text:list-item>
          <text:p text:style-name="P3">Desarrollar una aplicación móvil para permitir realizar los fichajes geolocalizados de los distintos empleados y registrar los tickets de dietas y gastos de desplazamiento.</text:p>
        </text:list-item>
        <text:list-item>
          <text:p text:style-name="P3">Almacenar los registros de fichajes conforme a la Ley de registro de la jornada laboral.</text:p>
        </text:list-item>
        <text:list-item>
          <text:p text:style-name="P3">Almacenar los tickets conforme a la normativa de la Agencia Tributaria respecto a la copia digital de documentos originales.</text:p>
        </text:list-item>
        <text:list-item>
          <text:p text:style-name="P3">Facilitar los informes necesarios para la monitorización y gestión de los calendarios de los empleados incluyendo los fichajes diarios así como los días de vacaciones y ausencias.</text:p>
        </text:list-item>
        <text:list-item>
          <text:p text:style-name="P3">Implementar un sistema de roles en la aplicación que permita asignar distintos permisos para la gestión.</text:p>
        </text:list-item>
      </text:list>
      <text:p text:style-name="P1"/>
      <text:h text:style-name="Heading_20_2" text:outline-level="2">Objetivos técnicos</text:h>
      <text:p text:style-name="Text_20_body"/>
      <text:list xml:id="list2316618009" text:style-name="L2">
        <text:list-item>
          <text:p text:style-name="P4">Diseñar un modelo de datos que permita gestionar desde la aplicación varias empresas, cada una de ellas con sus respectivos empleados, así como dar cumplimiento a las distintas normativas relativas al registro de la jornada laboral y a la copia digital de documentos.</text:p>
        </text:list-item>
        <text:list-item>
          <text:p text:style-name="P6">Diseñar la interfaz de la web</text:p>
        </text:list-item>
        <text:list-item>
          <text:p text:style-name="P4">Conectar la aplicación con <text:span text:style-name="T1">algún servicio web</text:span> para mostrar un mapa con la ubicación en la que se realizaron los fichajes.</text:p>
        </text:list-item>
        <text:list-item>
          <text:p text:style-name="P5">Emplear <text:span text:style-name="T1">algún gestor de versiones para todo el proyecto</text:span></text:p>
        </text:list-item>
        <text:list-item>
          <text:p text:style-name="P6">Emplear algún repositorio distribuido</text:p>
        </text:list-item>
        <text:list-item>
          <text:p text:style-name="P6">Emplear gestor documental para todo el proceso de documentacion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roid Sans" svg:font-family="'Droid Sans'" style:font-family-generic="system" style:font-pitch="variable"/>
    <style:font-face style:name="Embossing Tape 3 BRK" svg:font-family="'Embossing Tape 3 BR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OpenSymbol" svg:font-family="OpenSymbol"/>
    <style:font-face style:name="OpenSymbol1" svg:font-family="OpenSymbol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BUcuerpoTrabajo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eading_20_1" style:display-name="Heading 1" style:family="paragraph" style:parent-style-name="Heading" style:next-style-name="UBUcuerpoTrabajo" style:default-outline-level="1" style:class="text" style:master-page-name="">
      <style:paragraph-properties fo:margin-top="0.42cm" fo:margin-bottom="0.21cm" style:contextual-spacing="false" style:page-number="auto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list-style-name="List_20_1" style:class="list">
      <style:paragraph-properties fo:margin-top="0cm" fo:margin-bottom="0.212cm" style:contextual-spacing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day number:style="long"/>
      <number:text>/</number:text>
      <number:month number:textual="true"/>
      <number:text>/</number:text>
      <number:year/>
    </number:date-style>
    <number:date-style style:name="N10104" number:language="es" number:country="ES">
      <number:day number:style="long"/>
      <number:text>/</number:text>
      <number:month number:textual="true"/>
      <number:text>/</number:text>
      <number:year/>
    </number:date-style>
  </office:styles>
  <office:automatic-styles>
    <style:style style:name="MP1" style:family="paragraph">
      <style:paragraph-properties fo:margin-left="0cm" fo:margin-right="0cm" fo:margin-top="0cm" fo:margin-bottom="0cm" fo:line-height="100%" fo:text-align="center" fo:text-indent="0cm"/>
    </style:style>
    <style:style style:name="M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c0c0c0" loext:opacity="100%" style:text-outline="false" style:text-line-through-style="none" style:text-line-through-typ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c0c0c0" loext:opacity="100%" style:text-outline="false" style:text-line-through-style="none" style:text-line-through-typ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draw:frame text:anchor-type="paragraph" draw:z-index="0" draw:name="Forma1" draw:style-name="Mgr1" draw:text-style-name="MP2" svg:width="33.257cm" svg:height="4.252cm" draw:transform="skewX (-5.26773502173662E-017) rotate (0.963770812951269) translate (0.498625cm 27.3177083333333cm)"><draw:text-box><text:p text:style-name="MP1"><text:span text:style-name="MT1">Borrador</text:span></text:p></draw:text-box></draw:frame><text:file-name text:display="name-and-extension">TFG_2_ObjetivosDelProyecto.odt</text:file-name><text:s/>v.<text:editing-cycles>14</text:editing-cycles> <text:title/><text:modification-date style:data-style-name="N104">13/abr/22</text:modification-dat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pa </meta:initial-creator>
    <meta:creation-date>2014-01-25T22:23:01</meta:creation-date>
    <meta:generator>LibreOffice/7.2.6.2$Windows_X86_64 LibreOffice_project/b0ec3a565991f7569a5a7f5d24fed7f52653d754</meta:generator>
    <dc:date>2022-04-13T19:42:04.143000000</dc:date>
    <dc:creator>Armando Socastro Lema</dc:creator>
    <meta:editing-duration>PT32M26S</meta:editing-duration>
    <meta:editing-cycles>14</meta:editing-cycles>
    <meta:document-statistic meta:table-count="0" meta:image-count="0" meta:object-count="0" meta:page-count="1" meta:paragraph-count="17" meta:word-count="298" meta:character-count="1865" meta:non-whitespace-character-count="1594"/>
  </office:meta>
</office:document-meta>
</file>